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b8ea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23be" officeooo:paragraph-rsid="004b8ea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3ad" officeooo:paragraph-rsid="004cc3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b8e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ddd4" officeooo:paragraph-rsid="0019eb2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>
      <style:paragraph-properties fo:text-align="start" style:justify-single-word="false"/>
      <style:text-properties officeooo:paragraph-rsid="004b8ea8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4b8ea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51748f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4b8ea8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4b8ea8"/>
    </style:style>
    <style:style style:name="P15" style:family="paragraph" style:parent-style-name="Standard" style:list-style-name="L8">
      <style:paragraph-properties fo:text-align="start" style:justify-single-word="false"/>
      <style:text-properties officeooo:paragraph-rsid="004b8ea8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4c8c" officeooo:paragraph-rsid="005a4c8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4b2f" officeooo:paragraph-rsid="004b4b2f" style:font-size-asian="12pt" style:font-weight-asian="normal" style:font-size-complex="12pt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4b4b2f" officeooo:paragraph-rsid="004b8ea8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4f9a7" officeooo:paragraph-rsid="0054f9a7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cc3ad" officeooo:paragraph-rsid="004cc3ad" style:font-size-asian="12pt" style:font-weight-asian="normal" style:font-size-complex="12pt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2ccbad" officeooo:paragraph-rsid="004b8ea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a69ae" officeooo:paragraph-rsid="005a69a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a69ae" officeooo:paragraph-rsid="005a69ae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b4b2f" officeooo:paragraph-rsid="004b4b2f"/>
    </style:style>
    <style:style style:name="P25" style:family="paragraph" style:parent-style-name="Standard" style:list-style-name="L10">
      <style:paragraph-properties fo:text-align="start" style:justify-single-word="false"/>
      <style:text-properties officeooo:rsid="004b4b2f" officeooo:paragraph-rsid="004b8ea8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580dc9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b8ea8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4d4" officeooo:paragraph-rsid="00580dc9" style:font-size-asian="12pt" style:font-weight-asian="normal" style:font-size-complex="12pt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officeooo:paragraph-rsid="004b8ea8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4e8808" officeooo:paragraph-rsid="004b8ea8"/>
    </style:style>
    <style:style style:name="P33" style:family="paragraph" style:parent-style-name="Standard" style:list-style-name="L6">
      <style:paragraph-properties fo:text-align="start" style:justify-single-word="false"/>
      <style:text-properties officeooo:rsid="004e8808" officeooo:paragraph-rsid="00580dc9"/>
    </style:style>
    <style:style style:name="P34" style:family="paragraph" style:parent-style-name="Standard" style:list-style-name="L7">
      <style:paragraph-properties fo:text-align="start" style:justify-single-word="false"/>
      <style:text-properties officeooo:rsid="004e8808" officeooo:paragraph-rsid="004b8ea8"/>
    </style:style>
    <style:style style:name="P35" style:family="paragraph" style:parent-style-name="Standard" style:list-style-name="L8">
      <style:paragraph-properties fo:text-align="start" style:justify-single-word="false"/>
      <style:text-properties officeooo:rsid="004e8808" officeooo:paragraph-rsid="004b8ea8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5504d4" officeooo:paragraph-rsid="00580dc9"/>
    </style:style>
    <style:style style:name="P37" style:family="paragraph" style:parent-style-name="Standard" style:list-style-name="L6">
      <style:paragraph-properties fo:text-align="start" style:justify-single-word="false"/>
      <style:text-properties officeooo:rsid="004ce031" officeooo:paragraph-rsid="00580dc9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4b2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80dc9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748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a4c8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e8ea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4b2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8dd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a4c8c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2ae4" style:font-weight-asian="bold" style:font-weight-complex="bold"/>
    </style:style>
    <style:style style:name="T27" style:family="text">
      <style:text-properties fo:font-weight="bold" officeooo:rsid="0051f956" style:font-weight-asian="bold" style:font-weight-complex="bold"/>
    </style:style>
    <style:style style:name="T28" style:family="text">
      <style:text-properties fo:font-weight="bold" officeooo:rsid="005175ba" style:font-weight-asian="bold" style:font-weight-complex="bold"/>
    </style:style>
    <style:style style:name="T29" style:family="text">
      <style:text-properties officeooo:rsid="00242ae4"/>
    </style:style>
    <style:style style:name="T30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ce031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e880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4ce031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4e8808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43" style:family="text">
      <style:text-properties officeooo:rsid="004fd718"/>
    </style:style>
    <style:style style:name="T44" style:family="text">
      <style:text-properties officeooo:rsid="005175ba"/>
    </style:style>
    <style:style style:name="T45" style:family="text">
      <style:text-properties officeooo:rsid="004fbb38"/>
    </style:style>
    <style:style style:name="T46" style:family="text">
      <style:text-properties officeooo:rsid="0050be6e"/>
    </style:style>
    <style:style style:name="T47" style:family="text">
      <style:text-properties officeooo:rsid="005365d0"/>
    </style:style>
    <style:style style:name="T48" style:family="text">
      <style:text-properties officeooo:rsid="00580d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">3</text:span><text:span text:style-name="T18">0</text:span><text:span text:style-name="T23">1</text:span><text:span text:style-name="T14"> - </text:span><text:span text:style-name="T16">Flight - </text:span><text:span text:style-name="T14">Takeoff, </text:span><text:span text:style-name="T17">Basic </text:span><text:span text:style-name="T14">Navigation</text:span><text:span text:style-name="T20">, Jettison</text:span><text:span text:style-name="T14">, Landing</text:span></text:p>
      <text:p text:style-name="P23">Same for A-10C and A-10C II</text:p>
      <text:p text:style-name="P22"/>
      <text:p text:style-name="P2">Takeoff</text:p>
      <text:list xml:id="list2576361023" text:style-name="L1">
        <text:list-item>
          <text:p text:style-name="P10"><text:span text:style-name="T13">Trim</text:span><text:span text:style-name="T4"> ... </text:span><text:span text:style-name="T5">Set to </text:span><text:span text:style-name="T21">Takeoff Trim</text:span><text:span text:style-name="T5"> with button outboard of throttle</text:span></text:p>
        </text:list-item>
      </text:list>
      <text:list xml:id="list1541107253" text:style-name="L2">
        <text:list-item>
          <text:list>
            <text:list-item>
              <text:p text:style-name="P16">Hold button until TAKE OFF TRIM light comes on.</text:p>
            </text:list-item>
          </text:list>
        </text:list-item>
      </text:list>
      <text:list xml:id="list203058249351354" text:continue-list="list2576361023" text:style-name="L1">
        <text:list-item>
          <text:p text:style-name="P11"><text:span text:style-name="T12">Flaps</text:span><text:span text:style-name="T3"> ... </text:span><text:span text:style-name="T21">MVR position</text:span><text:span text:style-name="T5"> (</text:span><text:span text:style-name="T24">T6 switch forward/back</text:span><text:span text:style-name="T10">, </text:span><text:span text:style-name="T3">middle switch position</text:span><text:span text:style-name="T10"> in real cockpit</text:span><text:span text:style-name="T3">)</text:span></text:p>
        </text:list-item>
        <text:list-item>
          <text:p text:style-name="P24"><text:span text:style-name="T12">S</text:span><text:span text:style-name="T11">peedbrakes</text:span><text:span text:style-name="T1"> ... </text:span><text:span text:style-name="T11">Retracted</text:span></text:p>
        </text:list-item>
        <text:list-item>
          <text:p text:style-name="P12"><text:span text:style-name="T9">Brakes will hold </text:span><text:span text:style-name="T8">100%</text:span><text:span text:style-name="T9"> throttle</text:span><text:span text:style-name="T8">.</text:span></text:p>
        </text:list-item>
        <text:list-item>
          <text:p text:style-name="P17">Begin takeoff run<text:span text:style-name="T48">.</text:span></text:p>
        </text:list-item>
        <text:list-item>
          <text:p text:style-name="P17">Disengage NWS at <text:span text:style-name="T25">70 kts</text:span><text:span text:style-name="T47"> (Flip-down Trigger press)</text:span><text:span text:style-name="T48">.</text:span></text:p>
        </text:list-item>
        <text:list-item>
          <text:p text:style-name="P17">Rotate at <text:span text:style-name="T25">135 kts</text:span> to <text:span text:style-name="T25">10 deg AOA</text:span> and let it fly itself up off the runway.</text:p>
        </text:list-item>
      </text:list>
      <text:list xml:id="list4152252046" text:style-name="L3">
        <text:list-item>
          <text:list>
            <text:list-item>
              <text:p text:style-name="P19">Don't go over <text:span text:style-name="T25">13 deg</text:span> or risk tailstrike.</text:p>
            </text:list-item>
          </text:list>
        </text:list-item>
      </text:list>
      <text:list xml:id="list203058863537572" text:continue-list="list203058249351354" text:style-name="L1">
        <text:list-item>
          <text:p text:style-name="P17">Gear and flaps up. <text:s/>(Flaps will retract automatically at 185 kts if they're not up already.)</text:p>
        </text:list-item>
      </text:list>
      <text:p text:style-name="P6"/>
      <text:p text:style-name="P8"><text:span text:style-name="T31">Basic </text:span><text:span text:style-name="T32">Navigation </text:span><text:span text:style-name="T33">(see </text:span><text:span text:style-name="T34">other</text:span><text:span text:style-name="T33"> page</text:span><text:span text:style-name="T34">s</text:span><text:span text:style-name="T33"> for adding</text:span><text:span text:style-name="T35">/editing</text:span><text:span text:style-name="T33"> </text:span><text:span text:style-name="T36">waypoints</text:span><text:span text:style-name="T33">)</text:span></text:p>
      <text:p text:style-name="P9">Waypoints<text:span text:style-name="T43">/Steerpoints</text:span></text:p>
      <text:list xml:id="list1957135858" text:style-name="L4">
        <text:list-item>
          <text:p text:style-name="P26">In A-10 vocab, "steerpoint" is the currently selected "waypoint".</text:p>
        </text:list-item>
      </text:list>
      <text:list xml:id="list3074534987" text:style-name="L5">
        <text:list-item>
          <text:p text:style-name="P13"><text:span text:style-name="T39">Select </text:span><text:span text:style-name="T40">steerpoint with </text:span><text:span text:style-name="T35">STEER</text:span><text:span text:style-name="T40"> rocker switch on UFC (left side of UFC)</text:span><text:span text:style-name="T39">.</text:span></text:p>
        </text:list-item>
        <text:list-item>
          <text:p text:style-name="P32"><text:span text:style-name="T32">T</text:span><text:span text:style-name="T30">adpole</text:span><text:span text:style-name="T38"> on HUD shows direction to steerpoint.</text:span></text:p>
        </text:list-item>
        <text:list-item>
          <text:p text:style-name="P32"><text:span text:style-name="T39">H</text:span><text:span text:style-name="T38">UD shows more steerpoint information in lower right data stack:</text:span></text:p>
        </text:list-item>
      </text:list>
      <text:list xml:id="list2559867457" text:style-name="L6">
        <text:list-item>
          <text:list>
            <text:list-item>
              <text:p text:style-name="P36"><text:span text:style-name="T41">1</text:span><text:span text:style-name="T38">st line shows radar altitude.</text:span></text:p>
            </text:list-item>
            <text:list-item>
              <text:p text:style-name="P37"><text:span text:style-name="T41">2nd line shows c</text:span><text:span text:style-name="T38">urrent steerpoint number</text:span><text:span text:style-name="T42"> </text:span><text:span text:style-name="T41">/</text:span><text:span text:style-name="T42"> </text:span><text:span text:style-name="T41">name</text:span><text:span text:style-name="T38">. <text:s/>Example: 2/BRIDGE is steerpoint 2, which is named "BRIDGE".</text:span></text:p>
            </text:list-item>
            <text:list-item>
              <text:p text:style-name="P28">3rd line shows distance.</text:p>
            </text:list-item>
            <text:list-item>
              <text:p text:style-name="P33"><text:span text:style-name="T38">4th line shows ETE</text:span><text:span text:style-name="T42"> </text:span><text:span text:style-name="T38">/</text:span><text:span text:style-name="T42"> </text:span><text:span text:style-name="T38">TOT</text:span><text:span text:style-name="T42"> deviation</text:span><text:span text:style-name="T38">.</text:span></text:p>
            </text:list-item>
            <text:list-item>
              <text:p text:style-name="P30">5th line shows current time.</text:p>
            </text:list-item>
          </text:list>
        </text:list-item>
      </text:list>
      <text:list xml:id="list203059710320723" text:continue-list="list3074534987" text:style-name="L5">
        <text:list-item>
          <text:p text:style-name="P29">HSI compass (center instrument panel, under artificial horizon) can also show bearing and distance:</text:p>
        </text:list-item>
      </text:list>
      <text:list xml:id="list4154634214" text:style-name="L7">
        <text:list-item>
          <text:list>
            <text:list-item>
              <text:p text:style-name="P34"><text:span text:style-name="T38">On the outermost ring, </text:span><text:span text:style-name="T30">pointer 2</text:span><text:span text:style-name="T38"> always points to the </text:span><text:span text:style-name="T30">steerpoint</text:span><text:span text:style-name="T38">. <text:s/>(Pointer 1 points to TACAN, see below.)</text:span></text:p>
            </text:list-item>
            <text:list-item>
              <text:p text:style-name="P14"><text:span text:style-name="T41">Press </text:span><text:span text:style-name="T37">STR PT</text:span><text:span text:style-name="T41"> button below HSI to show bearing and distance</text:span><text:span text:style-name="T42"> to steerpoint</text:span><text:span text:style-name="T41"> in the top corner readouts.</text:span></text:p>
            </text:list-item>
          </text:list>
        </text:list-item>
      </text:list>
      <text:p text:style-name="P9">TACAN</text:p>
      <text:list xml:id="list2524867611" text:style-name="L8">
        <text:list-item>
          <text:p text:style-name="P27">TACAN panel is on right console <text:span text:style-name="T48">inboard </text:span>rear.</text:p>
        </text:list-item>
        <text:list-item>
          <text:p text:style-name="P31"><text:span text:style-name="T6">Use knobs to set channel and X/Y, turn </text:span><text:span text:style-name="T19">Mode</text:span><text:span text:style-name="T6"> dial to </text:span><text:span text:style-name="T19">T/R</text:span><text:span text:style-name="T6"> or </text:span><text:span text:style-name="T19">A/A</text:span><text:span text:style-name="T6"> as needed.</text:span></text:p>
        </text:list-item>
        <text:list-item>
          <text:p text:style-name="P35"><text:span text:style-name="T30">HSI compass</text:span><text:span text:style-name="T38"> (center instrument panel, under artificial horizon) can show bearing and distance:</text:span></text:p>
          <text:list>
            <text:list-item>
              <text:p text:style-name="P15"><text:span text:style-name="T41">On the outermost ring, </text:span><text:span text:style-name="T37">pointer </text:span><text:span text:style-name="T36">1</text:span><text:span text:style-name="T41"> always points to the </text:span><text:span text:style-name="T36">TACAN</text:span><text:span text:style-name="T42"> station</text:span><text:span text:style-name="T41">. <text:s/>(Pointer </text:span><text:span text:style-name="T42">2</text:span><text:span text:style-name="T41"> points to </text:span><text:span text:style-name="T42">the steerpoint</text:span><text:span text:style-name="T41">, see </text:span><text:span text:style-name="T42">above</text:span><text:span text:style-name="T41">.)</text:span></text:p>
            </text:list-item>
            <text:list-item>
              <text:p text:style-name="P15"><text:span text:style-name="T41">Press </text:span><text:span text:style-name="T36">TCN</text:span><text:span text:style-name="T41"> button below HSI to show bearing and distance </text:span><text:span text:style-name="T42">to TACAN </text:span><text:span text:style-name="T41">in the top corner readouts.</text:span></text:p>
            </text:list-item>
          </text:list>
        </text:list-item>
      </text:list>
      <text:p text:style-name="P5"/>
      <text:p text:style-name="P4">Jettison<text:span text:style-name="T45"> -- WIP needs verification</text:span></text:p>
      <text:list xml:id="list3529825148" text:style-name="L9">
        <text:list-item>
          <text:p text:style-name="P20">On <text:span text:style-name="T25">DSMS</text:span> page, press <text:span text:style-name="T25">SJET</text:span> OSB (T4).</text:p>
        </text:list-item>
        <text:list-item>
          <text:p text:style-name="P20">Press OSBs next to pylons to jettison.</text:p>
        </text:list-item>
        <text:list-item>
          <text:p text:style-name="P20">Select jettison mode with <text:span text:style-name="T25">T5 OSB</text:span>: <text:span text:style-name="T25">RACK</text:span>, <text:span text:style-name="T25">STR</text:span>, or <text:span text:style-name="T25">MSL</text:span>.</text:p>
          <text:list>
            <text:list-item>
              <text:p text:style-name="P20">RACK jettisons the entire pylon and weapon rack, STR jettisons the stores only, and MSL fires a missile (Maverick or Sidewinder??) without arming or guiding.</text:p>
            </text:list-item>
          </text:list>
        </text:list-item>
        <text:list-item>
          <text:p text:style-name="P20">Press <text:span text:style-name="T25">Red Button</text:span> to jettison. <text:s/>MASTER ARM must be ARM.</text:p>
        </text:list-item>
      </text:list>
      <text:p text:style-name="P5"/>
      <text:p text:style-name="P1">Landing<text:span text:style-name="T46"> -- WIP but should be basically accurate</text:span></text:p>
      <text:list xml:id="list4021798753" text:style-name="L10">
        <text:list-item>
          <text:p text:style-name="P25"><text:span text:style-name="T2">S</text:span><text:span text:style-name="T1">peed brakes </text:span><text:span text:style-name="T7">at</text:span><text:span text:style-name="T1"> </text:span><text:span text:style-name="T11">40%</text:span><text:span text:style-name="T22"> out</text:span><text:span text:style-name="T7"> (no indicator, so guess).</text:span></text:p>
        </text:list-item>
        <text:list-item>
          <text:p text:style-name="P18">Gear down<text:span text:style-name="T44"> below </text:span><text:span text:style-name="T28">250 kts.</text:span></text:p>
        </text:list-item>
        <text:list-item>
          <text:p text:style-name="P18">Flaps full down<text:span text:style-name="T44"> below </text:span><text:span text:style-name="T28">185 kts.</text:span></text:p>
        </text:list-item>
        <text:list-item>
          <text:p text:style-name="P18"><text:span text:style-name="T25">500 fpm</text:span> descent rate<text:span text:style-name="T48">.</text:span></text:p>
        </text:list-item>
        <text:list-item>
          <text:p text:style-name="P18">No need to flare<text:span text:style-name="T48">.</text:span></text:p>
        </text:list-item>
        <text:list-item>
          <text:p text:style-name="P21">After stopping, retract <text:span text:style-name="T25">airbrake</text:span>, set flaps to <text:span text:style-name="T25">HALF</text:span>, and press<text:span text:style-name="T29"> </text:span><text:span text:style-name="T26">Trim Reset</text:span><text:span text:style-name="T29"> button (</text:span><text:span text:style-name="T26">Trim Hat </text:span><text:span text:style-name="T27">Press</text:span><text:span text:style-name="T29">).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30:57.527000000</dc:date>
    <meta:editing-duration>PT8H57M49S</meta:editing-duration>
    <meta:editing-cycles>6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6" meta:word-count="473" meta:character-count="2622" meta:non-whitespace-character-count="2228"/>
  </office:meta>
</office:document-meta>
</file>